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MS Gothic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key_20_words">
      <style:paragraph-properties fo:margin-left="0in" fo:margin-right="0in" fo:text-indent="0in" style:auto-text-indent="false"/>
      <style:text-properties fo:font-size="13pt" officeooo:rsid="000dea5f" officeooo:paragraph-rsid="00101d4f" style:font-size-asian="13pt" style:font-size-complex="13pt"/>
    </style:style>
    <style:style style:name="P2" style:family="paragraph" style:parent-style-name="key_20_words">
      <style:paragraph-properties fo:margin-left="0in" fo:margin-right="0in" fo:text-indent="0in" style:auto-text-indent="false"/>
      <style:text-properties fo:font-size="13pt" officeooo:rsid="000dea5f" officeooo:paragraph-rsid="00101d4f" style:font-size-asian="13pt" style:font-size-complex="13pt"/>
    </style:style>
    <style:style style:name="P3" style:family="paragraph" style:parent-style-name="Heading_20_1">
      <style:text-properties fo:font-weight="bold" officeooo:paragraph-rsid="00196099" style:font-weight-asian="bold"/>
    </style:style>
    <style:style style:name="P4" style:family="paragraph" style:parent-style-name="Standard">
      <style:text-properties fo:font-size="36pt" officeooo:rsid="000dea5f" officeooo:paragraph-rsid="000dea5f" style:font-size-asian="36pt" style:font-size-complex="36pt"/>
    </style:style>
    <style:style style:name="P5" style:family="paragraph" style:parent-style-name="Standard">
      <style:text-properties fo:font-size="15pt" officeooo:rsid="000dea5f" officeooo:paragraph-rsid="000dea5f" style:font-size-asian="15pt" style:font-size-complex="15pt"/>
    </style:style>
    <style:style style:name="P6" style:family="paragraph" style:parent-style-name="Standard">
      <style:paragraph-properties fo:text-align="justify" style:justify-single-word="false"/>
      <style:text-properties officeooo:paragraph-rsid="001096b3"/>
    </style:style>
    <style:style style:name="P7" style:family="paragraph" style:parent-style-name="Standard">
      <style:paragraph-properties fo:text-align="justify" style:justify-single-word="false" style:text-autospace="none"/>
      <style:text-properties officeooo:paragraph-rsid="00143778"/>
    </style:style>
    <style:style style:name="P8" style:family="paragraph" style:parent-style-name="Standard">
      <style:text-properties fo:font-weight="bold" officeooo:paragraph-rsid="00196099" style:font-weight-asian="bold"/>
    </style:style>
    <style:style style:name="P9" style:family="paragraph" style:parent-style-name="Standard">
      <style:text-properties officeooo:paragraph-rsid="00196099"/>
    </style:style>
    <style:style style:name="P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36pt" officeooo:rsid="000dea5f" officeooo:paragraph-rsid="000dea5f" style:font-size-asian="36pt" style:font-size-complex="36pt"/>
    </style:style>
    <style:style style:name="P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4pt" officeooo:rsid="000dea5f" officeooo:paragraph-rsid="000dea5f" style:font-size-asian="24pt" style:font-size-complex="24pt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2pt" officeooo:rsid="00101d4f" officeooo:paragraph-rsid="00101d4f" style:font-size-asian="22pt" style:font-size-complex="22pt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3pt" officeooo:rsid="00101d4f" officeooo:paragraph-rsid="001096b3" style:font-size-asian="13pt" style:font-size-complex="13pt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3pt" officeooo:rsid="00143778" officeooo:paragraph-rsid="00143778" style:font-size-asian="13pt" style:font-size-complex="13pt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3pt" officeooo:rsid="0017be1a" officeooo:paragraph-rsid="0017be1a" style:font-size-asian="13pt" style:font-size-complex="13pt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143778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196099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196099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1b0f36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96099" officeooo:paragraph-rsid="00196099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196099" officeooo:paragraph-rsid="001b0f36" style:font-weight-asian="normal" style:font-weight-complex="normal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1b0f36" officeooo:paragraph-rsid="001b0f36" style:font-weight-asian="normal" style:font-weight-complex="normal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b2756" officeooo:paragraph-rsid="001b2756"/>
    </style:style>
    <style:style style:name="T1" style:family="text">
      <style:text-properties officeooo:rsid="000e8894"/>
    </style:style>
    <style:style style:name="T2" style:family="text">
      <style:text-properties officeooo:rsid="00101d4f"/>
    </style:style>
    <style:style style:name="T3" style:family="text">
      <style:text-properties officeooo:rsid="00101d4f" style:font-name-asian="MS Mincho"/>
    </style:style>
    <style:style style:name="T4" style:family="text">
      <style:text-properties style:font-name-asian="MS Mincho"/>
    </style:style>
    <style:style style:name="T5" style:family="text">
      <style:text-properties officeooo:rsid="00123fca"/>
    </style:style>
    <style:style style:name="T6" style:family="text">
      <style:text-properties officeooo:rsid="00143778"/>
    </style:style>
    <style:style style:name="T7" style:family="text">
      <style:text-properties fo:color="#333333" officeooo:rsid="00143778" fo:background-color="#ffffff" loext:char-shading-value="0"/>
    </style:style>
    <style:style style:name="T8" style:family="text">
      <style:text-properties fo:font-weight="bold" style:font-weight-asian="bold"/>
    </style:style>
    <style:style style:name="T9" style:family="text">
      <style:text-properties style:font-name="Liberation Serif" fo:font-size="13pt" fo:font-weight="bold" officeooo:rsid="00143778" style:font-size-asian="13pt" style:font-size-complex="13pt"/>
    </style:style>
    <style:style style:name="T10" style:family="text">
      <style:text-properties style:font-name="Liberation Serif" fo:font-size="13pt" fo:font-weight="bold" officeooo:rsid="00101d4f" style:font-size-asian="13pt" style:font-size-complex="13pt"/>
    </style:style>
    <style:style style:name="T11" style:family="text">
      <style:text-properties style:font-name="Liberation Serif" fo:font-size="13pt" fo:font-weight="bold" officeooo:rsid="00196099" style:font-size-asian="13pt" style:font-size-complex="13pt"/>
    </style:style>
    <style:style style:name="T12" style:family="text">
      <style:text-properties style:font-name="Liberation Serif" fo:font-size="13pt" style:font-size-asian="13pt" style:font-size-complex="13pt"/>
    </style:style>
    <style:style style:name="T13" style:family="text">
      <style:text-properties style:font-name="Liberation Serif" fo:font-size="13pt" officeooo:rsid="00143778" style:font-size-asian="13pt" style:font-size-complex="13pt"/>
    </style:style>
    <style:style style:name="T14" style:family="text">
      <style:text-properties style:font-name="Liberation Serif" fo:font-size="13pt" officeooo:rsid="00143778" style:font-size-asian="13pt" style:font-size-complex="13pt"/>
    </style:style>
    <style:style style:name="T15" style:family="text">
      <style:text-properties style:font-name="Liberation Serif" fo:font-size="13pt" officeooo:rsid="00153108" style:font-size-asian="13pt" style:font-size-complex="13pt"/>
    </style:style>
    <style:style style:name="T16" style:family="text">
      <style:text-properties style:font-name="Liberation Serif" fo:font-size="13pt" officeooo:rsid="0016c13a" style:font-size-asian="13pt" style:font-size-complex="13pt"/>
    </style:style>
    <style:style style:name="T17" style:family="text">
      <style:text-properties style:font-name="Liberation Serif" fo:font-size="13pt" officeooo:rsid="00101d4f" style:font-size-asian="13pt" style:font-size-complex="13pt"/>
    </style:style>
    <style:style style:name="T18" style:family="text">
      <style:text-properties style:font-name="Liberation Serif" fo:font-size="13pt" officeooo:rsid="001b0f36" style:font-size-asian="13pt" style:font-size-complex="13pt"/>
    </style:style>
    <style:style style:name="T19" style:family="text">
      <style:text-properties style:font-name="Liberation Serif" fo:font-size="13pt" officeooo:rsid="001b2756" style:font-size-asian="13pt" style:font-size-complex="13pt"/>
    </style:style>
    <style:style style:name="T20" style:family="text">
      <style:text-properties style:font-name="Liberation Serif" fo:font-size="13pt" fo:font-style="italic" fo:font-weight="bold" officeooo:rsid="00143778" style:font-size-asian="13pt" style:font-size-complex="13pt"/>
    </style:style>
    <style:style style:name="T21" style:family="text">
      <style:text-properties style:font-name="Liberation Serif" fo:font-size="13pt" fo:font-style="italic" officeooo:rsid="00143778" style:font-size-asian="13pt" style:font-size-complex="13pt"/>
    </style:style>
    <style:style style:name="T22" style:family="text">
      <style:text-properties style:font-name="Liberation Serif" fo:font-size="13pt" fo:font-style="italic" officeooo:rsid="00143778" style:font-size-asian="13pt" style:font-size-complex="13pt"/>
    </style:style>
    <style:style style:name="T23" style:family="text">
      <style:text-properties officeooo:rsid="001b0f36"/>
    </style:style>
    <style:style style:name="T24" style:family="text">
      <style:text-properties officeooo:rsid="001b27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orecasting stock prices using <text:tab/>machine learning technique</text:p>
      <text:p text:style-name="P4"/>
      <text:p text:style-name="P4"/>
      <text:p text:style-name="P11">Abstract:</text:p>
      <text:p text:style-name="P5">the stock market is an emerging sector in any country of the world . Many people directly related to this sector . Along with the development with the stock market ,forecasting become an important topic .Since finance market has become more and more competitive, stock price prediction has been a hot research topic in the past few decades .<text:span text:style-name="T1">predicting stock price is regarded a challenging task because stock market is essentially non linear ,non-parametric,noisy,and a chaotic system </text:span>.Trend of a market depends on many things like liquid money human behavior, news related to stock market etc. All this together controls the behavior of trends in a stock <text:span text:style-name="T1">market</text:span> <text:span text:style-name="T1">with the advancement of the computing technology we use machine learning technique,like Support Vector Regression,K-nearest-neighbor,liner Regression <text:s/>for analyzing time series data to predict stock price. In this paper I try to develop a forecasting model with multiple method to find the best forecast of the stock price.</text:span></text:p>
      <text:p text:style-name="P1"><text:span text:style-name="T4"/></text:p>
      <text:p text:style-name="P1"><text:span text:style-name="T4">‘Keywords— Google</text:span><text:span text:style-name="T3"> stock</text:span>, , Time Series data, <text:span text:style-name="T2">SVR, KNN-Regressor, liner regression’ </text:span></text:p>
      <text:p text:style-name="P1"/>
      <text:p text:style-name="P12">introduction:</text:p>
      <text:p text:style-name="P6"><text:span text:style-name="T5"/></text:p>
      <text:p text:style-name="P6"><text:span text:style-name="T5">The </text:span>goal is to take <text:span text:style-name="T5">time series data</text:span>, find the equation that best fits the data, and be able forecast out a specific value. T<text:span text:style-name="T5">ime series data is a continuous data </text:span>statistical observations recorded <text:span text:style-name="T5">over a specific period of time</text:span>. <text:span text:style-name="T5">This model will try to understand the pattern of the continuous data with different method and produce a best fit line that fits the data</text:span>. The target <text:span text:style-name="T5">is to determine the future stock price <text:s/>and improve </text:span><text:span text:style-name="T6">their strategy for future</text:span></text:p>
      <text:p text:style-name="P6"><text:span text:style-name="T6"/></text:p>
      <text:p text:style-name="P6"><text:span text:style-name="T6"/></text:p>
      <text:p text:style-name="P7"><text:span text:style-name="T7">This paper provides a hybrid methodology that combines both support vector machine ,liner regression and knn regression technique for dealing with high dimensional feature ,finding relation among <text:s/>the data and create a best fit line which will give us a significant accuracy and representational advantages</text:span></text:p>
      <text:p text:style-name="P7"><text:span text:style-name="T7"/></text:p>
      <text:p text:style-name="P13"/>
      <text:p text:style-name="P13"/>
      <text:p text:style-name="P15"><text:s/></text:p>
      <text:p text:style-name="P17"><text:span text:style-name="T10">linear regression</text:span><text:span text:style-name="T17"> is a linear approach to modelling the relationship between a scalar response dependent variable <text:s/>and one or more explanatory variables (or independent </text:span><text:soft-page-break/><text:span text:style-name="T17">variables). The case of one explanatory variable is called simple linear regression. For more than one explanatory variable, the process is called </text:span><text:span text:style-name="T10">multiple linear regression</text:span></text:p>
      <text:p text:style-name="P17"><text:span text:style-name="T10"/></text:p>
      <text:p text:style-name="P17"><text:span text:style-name="T11"/></text:p>
      <text:p text:style-name="P16"><text:span text:style-name="T9">support vector machines </text:span><text:span text:style-name="T13">are supervised learning models with associated learning algorithms that analyze data used for classification and regression analysis. Given a set of training examples, each marked as belonging to one or the other of two categories, an SVM training algorithm builds a model </text:span><text:span text:style-name="T15">by creating a hyper plane </text:span><text:span text:style-name="T13">that assigns new examples to one category or the other . </text:span><text:span text:style-name="T15">in support vector regression (SVR). The model produced by support vector classification (as described above) depends only on a subset of the training data, because the cost function for building the model does not care about training points that lie beyond the margin.</text:span></text:p>
      <text:p text:style-name="P14"/>
      <text:p text:style-name="P14"/>
      <text:p text:style-name="P14"/>
      <text:p text:style-name="P14"/>
      <text:p text:style-name="P16"><text:span text:style-name="T13">In pattern recognition, the </text:span><text:span text:style-name="T20">k</text:span><text:span text:style-name="T9">-nearest neighbors algorithm</text:span><text:span text:style-name="T13"> (</text:span><text:span text:style-name="T20">k</text:span><text:span text:style-name="T9">-NN</text:span><text:span text:style-name="T13">) is a non-parametric method used for classification and regression. In both cases, the input consists of the </text:span><text:span text:style-name="T21">k</text:span><text:span text:style-name="T13"> closest training examples in the feature space. The output depends on whether </text:span><text:span text:style-name="T21">k</text:span><text:span text:style-name="T13">-NN is used for classification or regression:</text:span></text:p>
      <text:p text:style-name="P14"/>
      <text:p text:style-name="P16"><text:span text:style-name="T16">in case of the <text:s/>knn regression </text:span><text:span text:style-name="T13">the output is the property value for the object. This value is the average of the values of its </text:span><text:span text:style-name="T21">k</text:span><text:span text:style-name="T13"> nearest neighbors.</text:span>a useful technique can be used to assign weight to the contributions of the neighbors, so that the nearer neighbors contribute more to the average than the more distant ones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I. A RCHITECTURE O VERVIEW</text:p>
      <text:p text:style-name="P16">The multiple data source prediction system has a two tier</text:p>
      <text:p text:style-name="P16">architecture. The top tier is dedicated to preparing the datasets</text:p>
      <text:p text:style-name="P16">from multiple information sources to make them ready for the</text:p>
      <text:p text:style-name="P16">predication tasks in the next tier. It is composed of two major</text:p>
      <text:p text:style-name="P16">parts. The first part is data preprocessing. The second part is</text:p>
      <text:p text:style-name="P16">the data alignment. Since the news release time is independent</text:p>
      <text:p text:style-name="P16">of stock trading, we should align the relevant news articles to</text:p>
      <text:p text:style-name="P16">the market trading data.</text:p>
      <text:p text:style-name="P16">The second tier is dedicated to the market volatility analysis</text:p>
      <text:p text:style-name="P16">and prediction through the model integration and training,</text:p>
      <text:p text:style-name="P16">which uses multiple kernel learning methodology to train the</text:p>
      <text:p text:style-name="P16">classifier. It consists of three tasks: First, we build one sub-</text:p>
      <text:p text:style-name="P16">kernel per source. Second, we learn to update and tune the</text:p>
      <text:p text:style-name="P16">weights for sub-kernels through weight adjustment methods,</text:p>
      <text:p text:style-name="P16">and finally we perform the multi-kernel based cross-correlation</text:p>
      <text:p text:style-name="P16">analysis of market volatility.</text:p>
      <text:p text:style-name="P16">In this paper, we will give an instantiation of the multi-</text:p>
      <text:p text:style-name="P16">kernel learning method in the context of three information</text:p>
      <text:p text:style-name="P16">sources: historical price, news articles and stock trading vol-</text:p>
      <text:p text:style-name="P16">ume. In the rest of this section we will use these three infor-</text:p>
      <text:p text:style-name="P16">mation sources as an example to illustrate the key techniques</text:p>
      <text:p text:style-name="P16">involved in the data preprocessing and data alignment tier. We</text:p>
      <text:p text:style-name="P16"><text:soft-page-break/>will describe the three tasks of tier two development in Section</text:p>
      <text:p text:style-name="P16">III.</text:p>
      <text:h text:style-name="P3" text:outline-level="1"/>
      <text:p text:style-name="P8"/>
      <text:p text:style-name="P8"/>
      <text:p text:style-name="P8"/>
      <text:p text:style-name="P8"/>
      <text:p text:style-name="P8">A. Data Preprocessing</text:p>
      <text:p text:style-name="P8">1) News Articles: News articles are regarded as raw ma-</text:p>
      <text:p text:style-name="P8">terials that need to be preprocessed before aligning them</text:p>
      <text:p text:style-name="P8">with the time series of historical stock price data. Given a</text:p>
      <text:p text:style-name="P8">set of news articles, our objective is to extract some useful</text:p>
      <text:p text:style-name="P8">information in them. For example, we are interested in the</text:p>
      <text:p text:style-name="P8">information that will trigger the stock price changes. One of</text:p>
      <text:p text:style-name="P8">the key challenges in data preprocessing phase is to determine</text:p>
      <text:p text:style-name="P8">how to extract useful information from the raw data sources.</text:p>
      <text:p text:style-name="P8">Some researchers align the contents of the whole news articles</text:p>
      <text:p text:style-name="P8">to the stock prices movements. We believe that only certain</text:p>
      <text:p text:style-name="P8">terms from the raw news articles may have high likelihood</text:p>
      <text:p text:style-name="P8">to trigger the stock price changes. For text document based</text:p>
      <text:p text:style-name="P8">information sources such as news articles, we need to perform</text:p>
      <text:p text:style-name="P8">the following four steps in the data preprocessing phase:</text:p>
      <text:p text:style-name="P8">• Language-specific term segmentation and refinement.</text:p>
      <text:p text:style-name="P8">This step is to segment each of the news articles into a</text:p>
      <text:p text:style-name="P8">collection of terms. Documents written in different lan-</text:p>
      <text:p text:style-name="P8">guages will need different term segmentation techniques.</text:p>
      <text:p text:style-name="P8">For Chinese news article, we perform term segmentation</text:p>
      <text:p text:style-name="P8">by utilizing an existing Chinese segmentation software 1 .</text:p>
      <text:p text:style-name="P8">Although the segmentation software could produce out-</text:p>
      <text:p text:style-name="P8">puts with high quality, many words that are specific to</text:p>
      <text:p text:style-name="P8">finance domain cannot be segmented correctly. A finance</text:p>
      <text:p text:style-name="P8">dictionary is thus employed to refine the segmentation</text:p>
      <text:p text:style-name="P8">results.</text:p>
      <text:p text:style-name="P8"/>
      <text:p text:style-name="P8"/>
      <text:p text:style-name="P8">Term normalization and filtering. This step performs</text:p>
      <text:p text:style-name="P8">two tasks: (1) remove stop word and (2) filter out other</text:p>
      <text:p text:style-name="P8">unimportant terms/words and keep representative terms,</text:p>
      <text:p text:style-name="P8">such as nouns, verbs and adjectives.</text:p>
      <text:p text:style-name="P8">• Feature selection. For long articles, not all the</text:p>
      <text:p text:style-name="P8">terms/words will be included into the final feature list.</text:p>
      <text:p text:style-name="P8">For example, Feldman [2] (Chapter IV.3.1) selects about</text:p>
      <text:p text:style-name="P8">10% of the words as features. After the filtering step,</text:p>
      <text:p text:style-name="P8">we get a word-frequency matrix with 7052 term/words.</text:p>
      <text:p text:style-name="P8">We compute χ 2 score of these words and select 1000</text:p>
      <text:p text:style-name="P8">terms/words with highest scores as features of news.</text:p>
      <text:p text:style-name="P8">• Term weighting. With the selected 1000 features, we</text:p>
      <text:p text:style-name="P8">calculate the widely used tf ·idf value for each term/word</text:p>
      <text:p text:style-name="P8">selected as its weight.</text:p>
      <text:p text:style-name="P8"/>
      <text:p text:style-name="P8">2) Historical Prices: With the development of high fre-</text:p>
      <text:p text:style-name="P8">quency trading, stock tick data is popularly used for market</text:p>
      <text:p text:style-name="P8">volatility prediction. It is important to note that tick data are</text:p>
      <text:p text:style-name="P8">distinguished from daily data in the following aspects.</text:p>
      <text:p text:style-name="P8"/>
      <text:p text:style-name="P8"/>
      <text:p text:style-name="P8"/>
      <text:p text:style-name="P8"><text:soft-page-break/>Big amount. Tick data have much more records than</text:p>
      <text:p text:style-name="P8">daily data over the same time period.</text:p>
      <text:p text:style-name="P8">• Unordered. Tick data is not recorded by the order of their</text:p>
      <text:p text:style-name="P8">time stamps, but by the time they arrive at the logging</text:p>
      <text:p text:style-name="P8">system.</text:p>
      <text:p text:style-name="P8">• Variant interval. Time intervals between different tick</text:p>
      <text:p text:style-name="P8">records may not be the same. As transactions may happen</text:p>
      <text:p text:style-name="P8">in any seconds, a time interval between consecutive</text:p>
      <text:p text:style-name="P8">records is not always the same.</text:p>
      <text:p text:style-name="P8">• Incomplete or missing Items. The tick data may also</text:p>
      <text:p text:style-name="P8">arrive with some incomplete information or missing in-</text:p>
      <text:p text:style-name="P8">formation due to collection errors or transmission errors.</text:p>
      <text:p text:style-name="P8">Thus, raw tick price data is preprocessed through the following</text:p>
      <text:p text:style-name="P8">two steps:</text:p>
      <text:p text:style-name="P8">• Sorting. Since transactions do not arrive in the order of</text:p>
      <text:p text:style-name="P8">their time stamps, we must first sort the entire list of tick</text:p>
      <text:p text:style-name="P8">records by their time stamps. This allows us to perform</text:p>
      <text:p text:style-name="P8">time series based alignment at a later stage.</text:p>
      <text:p text:style-name="P8">• Interpolation. Since time intervals between consecutive</text:p>
      <text:p text:style-name="P8">transactions are not the same, and sometimes there exists</text:p>
      <text:p text:style-name="P8">no record for some time periods, which leads to one</text:p>
      <text:p text:style-name="P8">problem: In order to perform time-aligned correlation</text:p>
      <text:p text:style-name="P8">analysis we need to determine what price value should</text:p>
      <text:p text:style-name="P8">be filled in during that time period. There are two</text:p>
      <text:p text:style-name="P8">common ways to address this problem: (1) linear time-</text:p>
      <text:p text:style-name="P8">weighted interpolation, and (2) nearest closing price.</text:p>
      <text:p text:style-name="P8">The former takes into account the price information in</text:p>
      <text:p text:style-name="P8">the neighboring periods and place higher weight to the</text:p>
      <text:p text:style-name="P8">nearest neighbor period to compute a price value during</text:p>
      <text:p text:style-name="P8">interpolation process. The later method splits tick data in</text:p>
      <text:p text:style-name="P8">a given time unit interval (e.g., a minute) and samples</text:p>
      <text:p text:style-name="P8">the closing price in each time unit (e.g., per minute). If</text:p>
      <text:p text:style-name="P8">there is no record in a given time unit, then the closing</text:p>
      <text:p text:style-name="P8">price of previous time unit will be taken as the closing</text:p>
      <text:p text:style-name="P8">price of this time unit. The choice of time unit depends</text:p>
      <text:p text:style-name="P8">on the time series alignment requirement and the tick data</text:p>
      <text:p text:style-name="P8">sampling rate. Both approaches have their pros and cons.</text:p>
      <text:h text:style-name="P3" text:outline-level="1"><text:soft-page-break/>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>Methodology</text:h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17">Different kind of machine learning models have been developed for foresting of time series data. In this section we describes how our forecasting model’s algorithm work </text:p>
      <text:p text:style-name="P17"/>
      <text:p text:style-name="P19"><text:span text:style-name="T23">data processing: in order to do apply the into our model we have to first process the data. Creating <text:s text:c="2"/></text:span></text:p>
      <text:p text:style-name="P23">appropriate feature for making the perfect and most important data <text:s/>to analyze with to predict the future data</text:p>
      <text:p text:style-name="P19"/>
      <text:p text:style-name="P20">Liner Regression is used for creating a a best fitting line with the help of the previous data point</text:p>
      <text:p text:style-name="P20">SVM is used to deal with the high dimensional feature and create the best <text:span text:style-name="T24">hyper plane</text:span> that fits the data</text:p>
      <text:p text:style-name="P20"/>
      <text:p text:style-name="P21"><text:soft-page-break/><text:span text:style-name="T21">k</text:span><text:span text:style-name="T13">-nearest neighbors </text:span><text:span text:style-name="T18">finds find the </text:span><text:span text:style-name="T19">average</text:span><text:span text:style-name="T13"> of the values of its </text:span><text:span text:style-name="T21">k</text:span><text:span text:style-name="T13"> nearest neighbor </text:span><text:span text:style-name="T18">and give a </text:span><text:span text:style-name="T19">average </text:span><text:span text:style-name="T18">fit line</text:span></text:p>
      <text:p text:style-name="P21"><text:span text:style-name="T18"/></text:p>
      <text:p text:style-name="P22"><text:span text:style-name="T12">then after the comparison of the accuracy and based the accuracy we visualize the data with the best fit line.</text:span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, 'MS Gothic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key_20_words" style:display-name="key words" style:family="paragraph">
      <style:paragraph-properties fo:margin-left="0in" fo:margin-right="0in" fo:margin-top="0in" fo:margin-bottom="0.0835in" loext:contextual-spacing="false" fo:text-align="justify" style:justify-single-word="false" fo:orphans="2" fo:widows="2" fo:text-indent="0.1902in" style:auto-text-indent="false"/>
      <style:text-properties style:use-window-font-color="true" style:font-name="Times New Roman" fo:font-family="'Times New Roman'" style:font-family-generic="roman" style:font-pitch="variable" fo:font-size="9pt" fo:language="en" fo:country="US" fo:font-style="italic" fo:font-weight="bold" style:font-name-asian="Times New Roman" style:font-family-asian="'Times New Roman'" style:font-family-generic-asian="roman" style:font-pitch-asian="variable" style:font-size-asian="9pt" style:language-asian="none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style-complex="italic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.111in" fo:margin-bottom="0.0555in" loext:contextual-spacing="false" fo:keep-together="always" fo:text-indent="0in" style:auto-text-indent="false" fo:keep-with-next="always">
        <style:tab-stops>
          <style:tab-stop style:position="0.15in"/>
        </style:tab-stops>
      </style:paragraph-properties>
      <style:text-properties fo:font-variant="small-caps" fo:language="none" fo:country="none" style:font-name-asian="MS Mincho" style:font-family-asian="'MS Mincho', 'MS Gothic'" style:font-family-generic-asian="roman" style:language-asian="none" style:country-asian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04:41:31.731968300</meta:creation-date>
    <dc:date>2018-08-02T07:27:34.374644206</dc:date>
    <meta:editing-duration>PT42M18S</meta:editing-duration>
    <meta:editing-cycles>8</meta:editing-cycles>
    <meta:generator>LibreOffice/5.4.3.2$Linux_X86_64 LibreOffice_project/40m0$Build-2</meta:generator>
    <meta:document-statistic meta:table-count="0" meta:image-count="0" meta:object-count="0" meta:page-count="6" meta:paragraph-count="126" meta:word-count="1633" meta:character-count="9962" meta:non-whitespace-character-count="8441"/>
  </office:meta>
</office:document-meta>
</file>